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ConfigGui.getDomai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ConfigGui.configureTestElement( TestElement m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ConfigGui.getProtocolAndMethodPane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UrlConfigGui.UrlConfigGui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ConfigGui.getPor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ConfigGui.UrlConfig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ConfigGui.stateChanged( Change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ConfigGui.configure( TestElement 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UrlConfigGui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rlConfigGui.modifyTestElement( Test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rlConfigGui.getParamete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Config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ConfigGui.getPathPane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UrlConfig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